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2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Частота МК</text:p>
          </table:table-cell>
          <table:table-cell table:number-columns-repeated="14"/>
        </table:table-row>
        <table:table-row table:style-name="ro1">
          <table:table-cell/>
          <table:table-cell table:formula="of:=1/[.B2]" office:value-type="float" office:value="0.0000000625" calcext:value-type="float">
            <text:p>0,0000000625</text:p>
          </table:table-cell>
          <table:table-cell office:value-type="string" calcext:value-type="string">
            <text:p>Один тик в секундах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0.00005, 0.0005, 0.005, 0.05, 0.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1" office:value-type="string" calcext:value-type="string">
            <text:p>8 bit</text:p>
          </table:table-cell>
          <table:table-cell table:style-name="ce1" office:value-type="string" calcext:value-type="string">
            <text:p>за один тик досчитает до</text:p>
          </table:table-cell>
          <table:table-cell/>
          <table:table-cell table:style-name="ce1" office:value-type="string" calcext:value-type="string">
            <text:p>Время переполнения таймера в сек. при заданном ограничении счётчика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" office:value-type="string" calcext:value-type="string">
            <text:p>Один тик в секундах</text:p>
          </table:table-cell>
          <table:table-cell table:style-name="ce1" office:value-type="string" calcext:value-type="string">
            <text:p>Timer2 делители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1/([.$B$2]/[.I9])" office:value-type="float" office:value="0.0000000625" calcext:value-type="float">
            <text:p>0,00000006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9]*[.$K$7]" office:value-type="float" office:value="0.000015875" calcext:value-type="float">
            <text:p>0,000015875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0])" office:value-type="float" office:value="0.0000005" calcext:value-type="float">
            <text:p>0,00000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10]*[.$K$7]" office:value-type="float" office:value="0.000127" calcext:value-type="float">
            <text:p>0,00012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1])" office:value-type="float" office:value="0.000002" calcext:value-type="float">
            <text:p>0,00000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11]*[.$K$7]" office:value-type="float" office:value="0.000508" calcext:value-type="float">
            <text:p>0,00050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2])" office:value-type="float" office:value="0.000004" calcext:value-type="float">
            <text:p>0,00000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H12]*[.$K$7]" office:value-type="float" office:value="0.001016" calcext:value-type="float">
            <text:p>0,001016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3])" office:value-type="float" office:value="0.000008" calcext:value-type="float">
            <text:p>0,00000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H13]*[.$K$7]" office:value-type="float" office:value="0.002032" calcext:value-type="float">
            <text:p>0,00203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4])" office:value-type="float" office:value="0.000016" calcext:value-type="float">
            <text:p>0,00001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H14]*[.$K$7]" office:value-type="float" office:value="0.004064" calcext:value-type="float">
            <text:p>0,004064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15])" office:value-type="float" office:value="0.000064" calcext:value-type="float">
            <text:p>0,00006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H15]*[.$K$7]" office:value-type="float" office:value="0.016256" calcext:value-type="float">
            <text:p>0,016256</text:p>
          </table:table-cell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2">
          <table:table-cell table:number-columns-repeated="8"/>
          <table:table-cell table:style-name="ce2" office:value-type="string" calcext:value-type="string">
            <text:p>Требуемое время</text:p>
          </table:table-cell>
          <table:table-cell table:style-name="ce2" office:value-type="string" calcext:value-type="string">
            <text:p>Делитель</text:p>
          </table:table-cell>
          <table:table-cell table:style-name="ce2" office:value-type="string" calcext:value-type="string">
            <text:p>Ограничение переполнения счётчика</text:p>
          </table:table-cell>
          <table:table-cell/>
          <table:table-cell table:style-name="ce2" office:value-type="string" calcext:value-type="string">
            <text:p>Время</text:p>
          </table:table-cell>
          <table:table-cell table:style-name="ce2" office:value-type="string" calcext:value-type="string">
            <text:p>Делитель</text:p>
          </table:table-cell>
          <table:table-cell table:style-name="ce2" office:value-type="string" calcext:value-type="string">
            <text:p>Ограничение переполнения счётчика</text:p>
          </table:table-cell>
          <table:table-cell table:style-name="ce2" office:value-type="string" calcext:value-type="string">
            <text:p>Количество раз переполнения счётчика</text:p>
          </table:table-cell>
          <table:table-cell table:style-name="ce2" office:value-type="string" calcext:value-type="string">
            <text:p>Требуемое время</text:p>
          </table:table-cell>
        </table:table-row>
        <table:table-row table:style-name="ro1">
          <table:table-cell table:number-columns-repeated="8"/>
          <table:table-cell office:value-type="float" office:value="0.00005" calcext:value-type="float">
            <text:p>0,0000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--&gt;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formula="of:=[.M22]" office:value-type="float" office:value="0.00005" calcext:value-type="float">
            <text:p>0,00005</text:p>
          </table:table-cell>
        </table:table-row>
        <table:table-row table:style-name="ro1">
          <table:table-cell table:number-columns-repeated="8"/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Q23]/[.Q22]" office:value-type="float" office:value="10" calcext:value-type="float">
            <text:p>10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table:number-columns-repeated="8"/>
          <table:table-cell office:value-type="float" office:value="0.005" calcext:value-type="float">
            <text:p>0,005</text:p>
          </table:table-cell>
          <table:table-cell office:value-type="float" office:value="1024" calcext:value-type="float">
            <text:p>1024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formula="of:=[.Q24]/[.Q22]"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table:number-columns-repeated="8"/>
          <table:table-cell office:value-type="float" office:value="0.05" calcext:value-type="float">
            <text:p>0,05</text:p>
          </table:table-cell>
          <table:table-cell table:number-columns-repeated="6"/>
          <table:table-cell table:formula="of:=[.Q25]/[.Q22]" office:value-type="float" office:value="1000" calcext:value-type="float">
            <text:p>10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,1</text:p>
          </table:table-cell>
          <table:table-cell table:number-columns-repeated="6"/>
          <table:table-cell table:formula="of:=[.Q26]/[.Q22]"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2">
          <table:table-cell table:number-columns-repeated="7"/>
          <table:table-cell table:style-name="ce1" office:value-type="string" calcext:value-type="string">
            <text:p>16 bit</text:p>
          </table:table-cell>
          <table:table-cell table:style-name="ce1" office:value-type="string" calcext:value-type="string">
            <text:p>за один тик досчитает до</text:p>
          </table:table-cell>
          <table:table-cell/>
          <table:table-cell table:style-name="ce2" office:value-type="string" calcext:value-type="string">
            <text:p>Время переполнения таймера в сек. при заданном ограничении счётчика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1" table:formula="of:=2^16" office:value-type="float" office:value="65536" calcext:value-type="float">
            <text:p>65536</text:p>
          </table:table-cell>
          <table:table-cell office:value-type="float" office:value="65365" calcext:value-type="float">
            <text:p>65365</text:p>
          </table:table-cell>
          <table:table-cell/>
          <table:table-cell office:value-type="float" office:value="65535" calcext:value-type="float">
            <text:p>6553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" office:value-type="string" calcext:value-type="string">
            <text:p>Один тик в секундах</text:p>
          </table:table-cell>
          <table:table-cell table:style-name="ce1" office:value-type="string" calcext:value-type="string">
            <text:p>Timer1 делители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7"/>
          <table:table-cell table:formula="of:=1/([.$B$2]/[.I35])" office:value-type="float" office:value="0.0000000625" calcext:value-type="float">
            <text:p>0,00000006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5]*[.$K$33]" office:value-type="float" office:value="0.0040959375" calcext:value-type="float">
            <text:p>0,0040959375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36])" office:value-type="float" office:value="0.0000005" calcext:value-type="float">
            <text:p>0,00000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36]*[.$K$33]" office:value-type="float" office:value="0.0327675" calcext:value-type="float">
            <text:p>0,0327675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37])" office:value-type="float" office:value="0.000004" calcext:value-type="float">
            <text:p>0,00000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H37]*[.$K$33]" office:value-type="float" office:value="0.26214" calcext:value-type="float">
            <text:p>0,26214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38])" office:value-type="float" office:value="0.000016" calcext:value-type="float">
            <text:p>0,00001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H38]*[.$K$33]" office:value-type="float" office:value="1.04856" calcext:value-type="float">
            <text:p>1,04856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1/([.$B$2]/[.I39])" office:value-type="float" office:value="0.000064" calcext:value-type="float">
            <text:p>0,00006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H39]*[.$K$33]" office:value-type="float" office:value="4.19424" calcext:value-type="float">
            <text:p>4,19424</text:p>
          </table:table-cell>
          <table:table-cell table:number-columns-repeated="6"/>
        </table:table-row>
        <table:table-row table:style-name="ro1" table:number-rows-repeated="7">
          <table:table-cell table:number-columns-repeated="17"/>
        </table:table-row>
        <table:table-row table:style-name="ro2">
          <table:table-cell table:number-columns-repeated="9"/>
          <table:table-cell table:style-name="ce3" office:value-type="string" calcext:value-type="string">
            <text:p>Делитель</text:p>
          </table:table-cell>
          <table:table-cell table:style-name="ce2" office:value-type="string" calcext:value-type="string">
            <text:p>Время тика при выбранном делителе</text:p>
          </table:table-cell>
          <table:table-cell table:style-name="ce2" office:value-type="string" calcext:value-type="string">
            <text:p>Требуемое время</text:p>
          </table:table-cell>
          <table:table-cell table:style-name="ce2" office:value-type="string" calcext:value-type="string">
            <text:p>Ограничение переполнения счётчика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[.H37]" office:value-type="float" office:value="0.000004" calcext:value-type="float">
            <text:p>0,000004</text:p>
          </table:table-cell>
          <table:table-cell office:value-type="float" office:value="0.00005" calcext:value-type="float">
            <text:p>0,00005</text:p>
          </table:table-cell>
          <table:table-cell table:formula="of:=[.L48]/[.$K$48]" office:value-type="float" office:value="12.5" calcext:value-type="float">
            <text:p>12,5</text:p>
          </table:table-cell>
          <table:table-cell table:formula="of:=[.M48]-1" office:value-type="float" office:value="11.5" calcext:value-type="float">
            <text:p>11,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0.0005" calcext:value-type="float">
            <text:p>0,0005</text:p>
          </table:table-cell>
          <table:table-cell table:formula="of:=[.L49]/[.$K$48]" office:value-type="float" office:value="125" calcext:value-type="float">
            <text:p>125</text:p>
          </table:table-cell>
          <table:table-cell table:formula="of:=[.M49]-1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005" calcext:value-type="float">
            <text:p>0,005</text:p>
          </table:table-cell>
          <table:table-cell table:formula="of:=[.L50]/[.$K$48]" office:value-type="float" office:value="1250" calcext:value-type="float">
            <text:p>1250</text:p>
          </table:table-cell>
          <table:table-cell table:formula="of:=[.M50]-1"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05" calcext:value-type="float">
            <text:p>0,05</text:p>
          </table:table-cell>
          <table:table-cell table:formula="of:=[.L51]/[.$K$48]" office:value-type="float" office:value="12500" calcext:value-type="float">
            <text:p>12500</text:p>
          </table:table-cell>
          <table:table-cell table:formula="of:=[.M51]-1" office:value-type="float" office:value="12499" calcext:value-type="float">
            <text:p>1249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1" calcext:value-type="float">
            <text:p>0,1</text:p>
          </table:table-cell>
          <table:table-cell table:formula="of:=[.L52]/[.$K$48]" office:value-type="float" office:value="25000" calcext:value-type="float">
            <text:p>25000</text:p>
          </table:table-cell>
          <table:table-cell table:formula="of:=[.M52]-1" office:value-type="float" office:value="24999" calcext:value-type="float">
            <text:p>24999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змеры коробки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длина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ширина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высота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по центрам отверстий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между внешними краями колец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высота минимум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03:51.136488763</meta:creation-date>
    <dc:date>2023-05-21T08:10:49.702150198</dc:date>
    <meta:editing-duration>PT9H30M50S</meta:editing-duration>
    <meta:editing-cycles>5</meta:editing-cycles>
    <meta:generator>LibreOffice/7.5.2.2$Linux_X86_64 LibreOffice_project/50$Build-2</meta:generator>
    <meta:document-statistic meta:table-count="2" meta:cell-count="130" meta:object-count="0"/>
  </office:meta>
</office:document-meta>
</file>